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2000000A000000DF000000DFF85F5BF8B364B64D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159.86mm" svg:height="90.04mm" svg:x="113.09mm" svg:y="39.58mm">
            <loext:p draw:notify-on-update-of-ranges="results.A1:results.A25 results.B1:results.B25 results.A1:results.A25 results.C1:results.C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6.67811" calcext:value-type="float">
            <text:p>-36.67811</text:p>
          </table:table-cell>
          <table:table-cell office:value-type="float" office:value="-124.6301" calcext:value-type="float">
            <text:p>-124.63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40097" calcext:value-type="float">
            <text:p>22.40097</text:p>
          </table:table-cell>
          <table:table-cell office:value-type="float" office:value="-119.55441" calcext:value-type="float">
            <text:p>-119.55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87882" calcext:value-type="float">
            <text:p>-3.87882</text:p>
          </table:table-cell>
          <table:table-cell office:value-type="float" office:value="-99.31304" calcext:value-type="float">
            <text:p>-99.313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3.11016" calcext:value-type="float">
            <text:p>-23.11016</text:p>
          </table:table-cell>
          <table:table-cell office:value-type="float" office:value="-130.26935" calcext:value-type="float">
            <text:p>-130.269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3.94719" calcext:value-type="float">
            <text:p>-13.94719</text:p>
          </table:table-cell>
          <table:table-cell office:value-type="float" office:value="-96.79842" calcext:value-type="float">
            <text:p>-96.798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2.47222" calcext:value-type="float">
            <text:p>-12.47222</text:p>
          </table:table-cell>
          <table:table-cell office:value-type="float" office:value="-149.74731" calcext:value-type="float">
            <text:p>-149.747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.3092" calcext:value-type="float">
            <text:p>53.3092</text:p>
          </table:table-cell>
          <table:table-cell office:value-type="float" office:value="-107.89207" calcext:value-type="float">
            <text:p>-107.892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.4285" calcext:value-type="float">
            <text:p>-7.4285</text:p>
          </table:table-cell>
          <table:table-cell office:value-type="float" office:value="-109.40715" calcext:value-type="float">
            <text:p>-109.407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61.10769" calcext:value-type="float">
            <text:p>-61.10769</text:p>
          </table:table-cell>
          <table:table-cell office:value-type="float" office:value="-164.70064" calcext:value-type="float">
            <text:p>-164.700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79705" calcext:value-type="float">
            <text:p>10.79705</text:p>
          </table:table-cell>
          <table:table-cell office:value-type="float" office:value="-119.35873" calcext:value-type="float">
            <text:p>-119.358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.48814" calcext:value-type="float">
            <text:p>65.48814</text:p>
          </table:table-cell>
          <table:table-cell office:value-type="float" office:value="-75.31876" calcext:value-type="float">
            <text:p>-75.318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.74438" calcext:value-type="float">
            <text:p>77.74438</text:p>
          </table:table-cell>
          <table:table-cell office:value-type="float" office:value="-125.65179" calcext:value-type="float">
            <text:p>-125.651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.48872" calcext:value-type="float">
            <text:p>34.48872</text:p>
          </table:table-cell>
          <table:table-cell office:value-type="float" office:value="-107.69442" calcext:value-type="float">
            <text:p>-107.694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.91122" calcext:value-type="float">
            <text:p>37.91122</text:p>
          </table:table-cell>
          <table:table-cell office:value-type="float" office:value="-107.23292" calcext:value-type="float">
            <text:p>-107.232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50.25227" calcext:value-type="float">
            <text:p>-50.25227</text:p>
          </table:table-cell>
          <table:table-cell office:value-type="float" office:value="-139.3633" calcext:value-type="float">
            <text:p>-139.36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5.62112" calcext:value-type="float">
            <text:p>-45.62112</text:p>
          </table:table-cell>
          <table:table-cell office:value-type="float" office:value="-143.40579" calcext:value-type="float">
            <text:p>-143.405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31322" calcext:value-type="float">
            <text:p>58.31322</text:p>
          </table:table-cell>
          <table:table-cell office:value-type="float" office:value="-60.16826" calcext:value-type="float">
            <text:p>-60.168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03246" calcext:value-type="float">
            <text:p>18.03246</text:p>
          </table:table-cell>
          <table:table-cell office:value-type="float" office:value="-136.59779" calcext:value-type="float">
            <text:p>-136.597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9.23501" calcext:value-type="float">
            <text:p>-39.23501</text:p>
          </table:table-cell>
          <table:table-cell office:value-type="float" office:value="-134.23422" calcext:value-type="float">
            <text:p>-134.234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4.59691" calcext:value-type="float">
            <text:p>-14.59691</text:p>
          </table:table-cell>
          <table:table-cell office:value-type="float" office:value="-125.18148" calcext:value-type="float">
            <text:p>-125.181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.09506" calcext:value-type="float">
            <text:p>30.09506</text:p>
          </table:table-cell>
          <table:table-cell office:value-type="float" office:value="-78.29447" calcext:value-type="float">
            <text:p>-78.294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5.041" calcext:value-type="float">
            <text:p>-15.041</text:p>
          </table:table-cell>
          <table:table-cell office:value-type="float" office:value="-133.5192" calcext:value-type="float">
            <text:p>-133.51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.59528" calcext:value-type="float">
            <text:p>29.59528</text:p>
          </table:table-cell>
          <table:table-cell office:value-type="float" office:value="-89.40944" calcext:value-type="float">
            <text:p>-89.409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2029" calcext:value-type="float">
            <text:p>10.2029</text:p>
          </table:table-cell>
          <table:table-cell office:value-type="float" office:value="-117.29503" calcext:value-type="float">
            <text:p>-117.295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.0082" calcext:value-type="float">
            <text:p>55.0082</text:p>
          </table:table-cell>
          <table:table-cell office:value-type="float" office:value="-102.54991" calcext:value-type="float">
            <text:p>-102.54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1T17:36:05.254359579</dc:date>
    <meta:editing-duration>PT1H33M38S</meta:editing-duration>
    <meta:editing-cycles>1</meta:editing-cycles>
    <meta:document-statistic meta:table-count="1" meta:cell-count="75" meta:object-count="1"/>
    <meta:generator>LibreOffice/5.1.3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F85F5BF8B364B64D.svm"/>
      </style:chart-properties>
    </style:style>
    <style:style style:name="ch4" style:family="chart" style:data-style-name="N0">
      <style:chart-properties chart:display-label="true" chart:tick-marks-minor-inner="false" chart:tick-marks-minor-outer="true" chart:logarithmic="false" chart:minimum="-80" chart:maximum="100" chart:origin="-80" chart:reverse-direction="false" text:line-break="false" loext:try-staggering-first="false" chart:link-data-style-to-source="true" chart:axis-position="-4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80" chart:maximum="-40" chart:origin="-40" chart:reverse-direction="false" text:line-break="false" loext:try-staggering-first="false" chart:link-data-style-to-source="true" chart:axis-position="-8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x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scatter" chart:style-name="ch1">
        <chart:title svg:x="6.031cm" svg:y="0.316cm" chart:style-name="ch2">
          <text:p>Loop model scores</text:p>
        </chart:title>
        <chart:plot-area chart:style-name="ch3" table:cell-range-address="results.A1:results.C25" chart:data-source-has-labels="both" svg:x="1.33cm" svg:y="1.275cm" svg:width="14.338cm" svg:height="6.569cm">
          <chartooo:coordinate-region svg:x="2.092cm" svg:y="1.773cm" svg:width="13.296cm" svg:height="5.872cm"/>
          <chart:axis chart:dimension="x" chart:name="primary-x" chart:style-name="ch4" chartooo:axis-type="auto">
            <chart:title svg:x="7.516cm" svg:y="8.024cm" chart:style-name="ch5">
              <text:p>molpdf score</text:p>
            </chart:title>
            <chart:categories table:cell-range-address="results.A1:results.A25"/>
          </chart:axis>
          <chart:axis chart:dimension="y" chart:name="primary-y" chart:style-name="ch6">
            <chart:title svg:x="0.451cm" svg:y="5.503cm" chart:style-name="ch7">
              <text:p>DOPE score</text:p>
            </chart:title>
          </chart:axis>
          <chart:series chart:style-name="ch8" chart:values-cell-range-address="results.C1:results.C25" chart:label-cell-address="results.A1:results.A25" chart:class="chart:scatter">
            <chart:domain table:cell-range-address="results.B1:results.B25"/>
            <chart:data-point chart:repeated="11"/>
            <chart:data-point chart:style-name="ch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 2 3 4 5 6 7 8 9 10 11 12 13 14 15 16 17 18 19 20 21 22 23 24 25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  <text:list-item>
                    <text:p>23</text:p>
                  </text:list-item>
                  <text:list-item>
                    <text:p>24</text:p>
                  </text:list-item>
                  <text:list-item>
                    <text:p>25</text:p>
                  </text:list-item>
                </text:list>
                <draw:g>
                  <svg:desc>results.A1:results.A2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.A1:results.A25</svg:desc>
                </draw:g>
              </table:table-cell>
              <table:table-cell office:value-type="float" office:value="-36.67811">
                <text:p>-36.67811</text:p>
                <draw:g>
                  <svg:desc>results.B1:results.B25</svg:desc>
                </draw:g>
              </table:table-cell>
              <table:table-cell office:value-type="float" office:value="-124.6301">
                <text:p>-124.6301</text:p>
                <draw:g>
                  <svg:desc>results.C1:results.C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.40097">
                <text:p>22.40097</text:p>
              </table:table-cell>
              <table:table-cell office:value-type="float" office:value="-119.55441">
                <text:p>-119.554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3.87882">
                <text:p>-3.87882</text:p>
              </table:table-cell>
              <table:table-cell office:value-type="float" office:value="-99.31304">
                <text:p>-99.313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23.11016">
                <text:p>-23.11016</text:p>
              </table:table-cell>
              <table:table-cell office:value-type="float" office:value="-130.26935">
                <text:p>-130.269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3.94719">
                <text:p>-13.94719</text:p>
              </table:table-cell>
              <table:table-cell office:value-type="float" office:value="-96.79842">
                <text:p>-96.7984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2.47222">
                <text:p>-12.47222</text:p>
              </table:table-cell>
              <table:table-cell office:value-type="float" office:value="-149.74731">
                <text:p>-149.747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3.3092">
                <text:p>53.3092</text:p>
              </table:table-cell>
              <table:table-cell office:value-type="float" office:value="-107.89207">
                <text:p>-107.892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7.4285">
                <text:p>-7.4285</text:p>
              </table:table-cell>
              <table:table-cell office:value-type="float" office:value="-109.40715">
                <text:p>-109.407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61.10769">
                <text:p>-61.10769</text:p>
              </table:table-cell>
              <table:table-cell office:value-type="float" office:value="-164.70064">
                <text:p>-164.700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79705">
                <text:p>10.79705</text:p>
              </table:table-cell>
              <table:table-cell office:value-type="float" office:value="-119.35873">
                <text:p>-119.358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5.48814">
                <text:p>65.48814</text:p>
              </table:table-cell>
              <table:table-cell office:value-type="float" office:value="-75.31876">
                <text:p>-75.318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7.74438">
                <text:p>77.74438</text:p>
              </table:table-cell>
              <table:table-cell office:value-type="float" office:value="-125.65179">
                <text:p>-125.6517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4.48872">
                <text:p>34.48872</text:p>
              </table:table-cell>
              <table:table-cell office:value-type="float" office:value="-107.69442">
                <text:p>-107.694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7.91122">
                <text:p>37.91122</text:p>
              </table:table-cell>
              <table:table-cell office:value-type="float" office:value="-107.23292">
                <text:p>-107.232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50.25227">
                <text:p>-50.25227</text:p>
              </table:table-cell>
              <table:table-cell office:value-type="float" office:value="-139.3633">
                <text:p>-139.36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45.62112">
                <text:p>-45.62112</text:p>
              </table:table-cell>
              <table:table-cell office:value-type="float" office:value="-143.40579">
                <text:p>-143.4057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8.31322">
                <text:p>58.31322</text:p>
              </table:table-cell>
              <table:table-cell office:value-type="float" office:value="-60.16826">
                <text:p>-60.168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.03246">
                <text:p>18.03246</text:p>
              </table:table-cell>
              <table:table-cell office:value-type="float" office:value="-136.59779">
                <text:p>-136.597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39.23501">
                <text:p>-39.23501</text:p>
              </table:table-cell>
              <table:table-cell office:value-type="float" office:value="-134.23422">
                <text:p>-134.234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4.59691">
                <text:p>-14.59691</text:p>
              </table:table-cell>
              <table:table-cell office:value-type="float" office:value="-125.18148">
                <text:p>-125.1814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.09506">
                <text:p>30.09506</text:p>
              </table:table-cell>
              <table:table-cell office:value-type="float" office:value="-78.29447">
                <text:p>-78.2944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5.041">
                <text:p>-15.041</text:p>
              </table:table-cell>
              <table:table-cell office:value-type="float" office:value="-133.5192">
                <text:p>-133.519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9.59528">
                <text:p>29.59528</text:p>
              </table:table-cell>
              <table:table-cell office:value-type="float" office:value="-89.40944">
                <text:p>-89.409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.2029">
                <text:p>10.2029</text:p>
              </table:table-cell>
              <table:table-cell office:value-type="float" office:value="-117.29503">
                <text:p>-117.2950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5.0082">
                <text:p>55.0082</text:p>
              </table:table-cell>
              <table:table-cell office:value-type="float" office:value="-102.54991">
                <text:p>-102.54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